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300000225D6A741161ED9BE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32cm" draw:z-index="0"><draw:image xlink:href="Pictures/10000201000003D300000225D6A741161ED9BE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6:15:17.017446345</meta:creation-date>
    <dc:date>2020-10-31T16:16:15.098897855</dc:date>
    <meta:editing-duration>PT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